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P2" style:family="paragraph" style:parent-style-name="Text_20_body"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2.501cm" fo:margin-right="0cm" fo:text-indent="0cm" style:auto-text-indent="false"/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DejaVu Sans Mono" fo:font-size="11pt" fo:font-weight="normal" officeooo:paragraph-rsid="00141b0e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1b0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41b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Trybguet</text:p>
      <text:p text:style-name="P1">Patent Ochsner <text:span text:style-name="T4">2003</text:span></text:p>
      <text:p text:style-name="P1">g <text:s text:c="25"/>B <text:s text:c="13"/>Es<text:tab/><text:tab/><text:tab/><text:tab/><text:span text:style-name="T4">146</text:span></text:p>
      <text:p text:style-name="P1">die nacht überchunnt scho wider roseroti ränder <text:line-break/>franset uus &amp; fädlet die nächschti wuchen y <text:line-break/>mir hei nid pennet, aber si wäg däm no lang nid wach <text:line-break/>&amp; zyt geit tic-tac-tic-tac viel z schnäu verby, we mir zäme si <text:s/><text:line-break/>we mr zäme si</text:p>
      <text:p text:style-name="P1">2x Instrumental</text:p>
      <text:p text:style-name="P1"/>
      <text:p text:style-name="P1">i bi wie nes trybguet trybe, hals über chopf i dr schtrömig <text:line-break/>wyt äwäg vom ufer &amp; vor auem wyt äwäg vo dir <text:line-break/>ewigi ebbe &amp; fluet, im schturm isch jede hafe guet aber dyne isch <text:line-break/>dä, won i scho ha vermisst, won no nüt vo dir ha gwüsst <text:line-break/></text:p>
      <text:p text:style-name="P4"><text:s text:c="11"/>B<text:line-break/>du chasch cho &amp; du chasch gah <text:line-break/> <text:s text:c="10"/>F <text:line-break/>du chasch aues vo mir ha <text:line-break/> <text:s text:c="9"/>cm<text:line-break/>du chasch di uf mi verla <text:line-break/> <text:s text:c="5"/>Es <text:s text:c="9"/>B <text:s/>F <text:s text:c="4"/>cm <text:s text:c="4"/>Es <text:s text:c="2"/><text:line-break/>i bi immer für di da – <text:tab/>immer </text:p>
      <text:p text:style-name="P4">2) (Stopp:)ei tag länger aus für immer <text:line-break/><text:span text:style-name="T3"><text:line-break/>2x instrumental</text:span></text:p>
      <text:p text:style-name="P3"><text:line-break/>Bridge:</text:p>
      <text:p text:style-name="P3">gm <text:s text:c="17"/><text:line-break/>schryss mi über ds näscht ab <text:line-break/>B<text:line-break/>füehr mi hinger ds liecht <text:line-break/> <text:s text:c="9"/>Es<text:line-break/>mir isch jedes mittu rächt <text:line-break/>gm <text:s text:c="17"/><text:line-break/>mach mi figefertig &amp; <text:line-break/>B<text:line-break/>sug mi uus <text:line-break/> <text:s text:c="2"/>Es<text:line-break/>i leischte dir ke widerschtand </text:p>
      <text:p text:style-name="P5"><text:line-break/>i la mir aus vo dir la gfaue <text:line-break/>schteue nume ei bedingig im voruus <text:line-break/>la dä mäntigmorge nid zu üs i ds huus! </text:p>
      <text:p text:style-name="P6"/>
      <text:p text:style-name="P7"><text:span text:style-name="T1"><text:tab/><text:tab/></text:span><text:span text:style-name="T2">Chorus</text:span></text:p>
      <text:p text:style-name="P7"><text:line-break/>(Kein Stopp)<text:line-break/>i liebe se meh aus mi – ei tag länger aus für <text:line-break/>imm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41cm" fo:margin-bottom="1.205cm" fo:margin-left="2.434cm" fo:margin-right="1.97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1-20T12:34:29</meta:creation-date>
    <dc:date>2019-01-31T20:14:12.285191620</dc:date>
    <meta:editing-duration>PT1H19M23S</meta:editing-duration>
    <meta:editing-cycles>14</meta:editing-cycles>
    <meta:generator>LibreOffice/5.1.6.2$Linux_X86_64 LibreOffice_project/10m0$Build-2</meta:generator>
    <meta:print-date>2019-01-31T20:14:00.780394550</meta:print-date>
    <meta:document-statistic meta:table-count="0" meta:image-count="0" meta:object-count="0" meta:page-count="1" meta:paragraph-count="13" meta:word-count="218" meta:character-count="1203" meta:non-whitespace-character-count="814"/>
  </office:meta>
</office:document-meta>
</file>